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4*"/>
    </style:style>
    <style:style style:name="Table1.B" style:family="table-column">
      <style:table-column-properties style:column-width="2.2313in" style:rel-column-width="21846*"/>
    </style:style>
    <style:style style:name="Table1.C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style="italic" style:text-underline-style="none" fo:font-weight="normal" officeooo:rsid="0026c25d" officeooo:paragraph-rsid="001fdbca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officeooo:rsid="001ab347" officeooo:paragraph-rsid="001fdbca" style:font-weight-asian="bold" style:font-weight-complex="bold"/>
    </style:style>
    <style:style style:name="P3" style:family="paragraph" style:parent-style-name="Standard">
      <style:text-properties fo:font-weight="normal" officeooo:rsid="001c55b3" officeooo:paragraph-rsid="001fdbca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cfc04" officeooo:paragraph-rsid="001fdbca" style:font-weight-asian="normal" style:font-weight-complex="normal"/>
    </style:style>
    <style:style style:name="P5" style:family="paragraph" style:parent-style-name="Standard">
      <style:text-properties fo:font-weight="normal" officeooo:rsid="001cfc04" officeooo:paragraph-rsid="001fdbca" style:font-weight-asian="normal" style:font-weight-complex="normal"/>
    </style:style>
    <style:style style:name="P6" style:family="paragraph" style:parent-style-name="Standard">
      <style:text-properties fo:font-weight="normal" officeooo:rsid="002646b5" officeooo:paragraph-rsid="001fdbc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ee54a" officeooo:paragraph-rsid="001fdbca" style:font-weight-asian="normal" style:font-weight-complex="normal"/>
    </style:style>
    <style:style style:name="P8" style:family="paragraph" style:parent-style-name="Standard">
      <style:text-properties fo:font-weight="normal" officeooo:rsid="001ee54a" officeooo:paragraph-rsid="001fdbca" style:font-weight-asian="normal" style:font-weight-complex="normal"/>
    </style:style>
    <style:style style:name="P9" style:family="paragraph" style:parent-style-name="Standard">
      <style:text-properties fo:font-size="22pt" fo:font-weight="bold" officeooo:rsid="001ab347" officeooo:paragraph-rsid="001fdbca" style:font-size-asian="22pt" style:font-weight-asian="bold" style:font-size-complex="22pt" style:font-weight-complex="bold"/>
    </style:style>
    <style:style style:name="T1" style:family="text">
      <style:text-properties officeooo:rsid="002727b0"/>
    </style:style>
    <style:style style:name="T2" style:family="text">
      <style:text-properties officeooo:rsid="001cfc04"/>
    </style:style>
    <style:style style:name="T3" style:family="text">
      <style:text-properties officeooo:rsid="002646b5"/>
    </style:style>
    <style:style style:name="T4" style:family="text">
      <style:text-properties officeooo:rsid="001fa7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Восприятие</text:p>
      <text:p text:style-name="P2"/>
      <text:p text:style-name="P3">Восприятие в чистом виде базируется на энтерро и экстерро <text:span text:style-name="T2">чувствительности</text:span> (органах чувств), <text:span text:style-name="T3">а также на их представительстве на коре больших полушарий головного мозга.</text:span></text:p>
      <text:p text:style-name="P3"/>
      <text:p text:style-name="P3">Органы внешней чувствительности (экстеррорецепторы)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Орган зрения</text:p>
          </table:table-cell>
          <table:table-cell table:style-name="Table1.B1" office:value-type="string">
            <text:p text:style-name="P5">Глаза</text:p>
          </table:table-cell>
          <table:table-cell table:style-name="Table1.C1" office:value-type="string">
            <text:p text:style-name="P6">Затылочная кора</text:p>
          </table:table-cell>
        </table:table-row>
        <table:table-row>
          <table:table-cell table:style-name="Table1.A2" office:value-type="string">
            <text:p text:style-name="P5">Орган слуха</text:p>
          </table:table-cell>
          <table:table-cell table:style-name="Table1.B2" office:value-type="string">
            <text:p text:style-name="P5">Уши</text:p>
          </table:table-cell>
          <table:table-cell table:style-name="Table1.C2" office:value-type="string">
            <text:p text:style-name="P6">Височные области (Зона Брока, Зона Вернике)</text:p>
          </table:table-cell>
        </table:table-row>
        <table:table-row>
          <table:table-cell table:style-name="Table1.A2" office:value-type="string">
            <text:p text:style-name="P5">Орган нюха</text:p>
          </table:table-cell>
          <table:table-cell table:style-name="Table1.B2" office:value-type="string">
            <text:p text:style-name="P5">Нос</text:p>
          </table:table-cell>
          <table:table-cell table:style-name="Table1.C2" office:value-type="string">
            <text:p text:style-name="P6">Внутренняя кора</text:p>
          </table:table-cell>
        </table:table-row>
        <table:table-row>
          <table:table-cell table:style-name="Table1.A2" office:value-type="string">
            <text:p text:style-name="P5">Орган вкуса</text:p>
          </table:table-cell>
          <table:table-cell table:style-name="Table1.B2" office:value-type="string">
            <text:p text:style-name="P5">Язык</text:p>
          </table:table-cell>
          <table:table-cell table:style-name="Table1.C2" office:value-type="string">
            <text:p text:style-name="P6">Теменная кора</text:p>
          </table:table-cell>
        </table:table-row>
        <table:table-row>
          <table:table-cell table:style-name="Table1.A2" office:value-type="string">
            <text:p text:style-name="P5">Орган восприятия термодинамических параметров среды (температуры, влажности и давления)</text:p>
          </table:table-cell>
          <table:table-cell table:style-name="Table1.B2" office:value-type="string">
            <text:p text:style-name="P5">Кожа</text:p>
          </table:table-cell>
          <table:table-cell table:style-name="Table1.C2" office:value-type="string">
            <text:p text:style-name="P6">Теменная кора</text:p>
          </table:table-cell>
        </table:table-row>
        <table:table-row>
          <table:table-cell table:style-name="Table1.A2" office:value-type="string">
            <text:p text:style-name="P5">Орган восприятия пространственной ориентации</text:p>
          </table:table-cell>
          <table:table-cell table:style-name="Table1.B2" office:value-type="string">
            <text:p text:style-name="P8">Улитка</text:p>
          </table:table-cell>
          <table:table-cell table:style-name="Table1.C2" office:value-type="string">
            <text:p text:style-name="P6">Внутренняя кора</text:p>
          </table:table-cell>
        </table:table-row>
      </table:table>
      <text:p text:style-name="P3"/>
      <text:p text:style-name="P3">Органы внутренней чувствительности (энетеррорецепторы)</text:p>
      <text:p text:style-name="P3"/>
      <text:list xml:id="list2716645475" text:style-name="L1">
        <text:list-item>
          <text:p text:style-name="P4">Рецепторы боли</text:p>
        </text:list-item>
        <text:list-item>
          <text:p text:style-name="P4">Рецепторы голода</text:p>
        </text:list-item>
        <text:list-item>
          <text:p text:style-name="P4">Рецепторы жажды</text:p>
        </text:list-item>
        <text:list-item>
          <text:p text:style-name="P7">и т.д.</text:p>
        </text:list-item>
      </text:list>
      <text:p text:style-name="P5"/>
      <text:p text:style-name="P8">Также восприятие может соединяться с центрами памяти, мышления и эмоций, <text:span text:style-name="T4">а также энтеррорецепторами</text:span> для получения потока <text:span text:style-name="T4">информации</text:span> от данных центров, для отслеживания собственного психо-эмоционального <text:span text:style-name="T4">и соматического</text:span> состояния (механизм интроспекции<text:span text:style-name="T4">).<text:line-break/></text:span></text:p>
      <text:p text:style-name="P1">Восприятие это щуп души для видения, точка соединения души и тела. <text:span text:style-name="T1">Это диспл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1:52:34.989414434</meta:creation-date>
    <dc:date>2020-02-06T21:53:25.758551057</dc:date>
    <meta:editing-duration>PT52S</meta:editing-duration>
    <meta:editing-cycles>1</meta:editing-cycles>
    <meta:document-statistic meta:table-count="1" meta:image-count="0" meta:object-count="0" meta:page-count="1" meta:paragraph-count="28" meta:word-count="129" meta:character-count="984" meta:non-whitespace-character-count="886"/>
    <meta:generator>LibreOffice/6.0.7.3$Linux_X86_64 LibreOffice_project/00m0$Build-3</meta:generator>
  </office:meta>
</office:document-meta>
</file>